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91pt"/>
    </style:style>
    <style:style style:name="co4" style:family="table-column">
      <style:table-column-properties fo:break-before="auto" style:column-width="95.64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est_tfidf_split9_level1.B1];[$evaltest_tfidf_split8_level1.B1];[$evaltest_tfidf_split7_level1.B1];[$evaltest_tfidf_split6_level1.B1];[$evaltest_tfidf_split5_level1.B1];[$evaltest_tfidf_split4_level1.B1];[$evaltest_tfidf_split3_level1.B1];[$evaltest_tfidf_split2_level1.B1];[$evaltest_tfidf_split1_level1.B1];[$evaltest_tfidf_split0_level1.B1])" office:value-type="float" office:value="0.911221927314176" calcext:value-type="float">
            <text:p>0.911221927314176</text:p>
          </table:table-cell>
          <table:table-cell table:formula="of:=STDEV([$evaltest_tfidf_split9_level1.B1];[$evaltest_tfidf_split8_level1.B1];[$evaltest_tfidf_split7_level1.B1];[$evaltest_tfidf_split6_level1.B1];[$evaltest_tfidf_split5_level1.B1];[$evaltest_tfidf_split4_level1.B1];[$evaltest_tfidf_split3_level1.B1];[$evaltest_tfidf_split2_level1.B1];[$evaltest_tfidf_split1_level1.B1];[$evaltest_tfidf_split0_level1.B1])" office:value-type="float" office:value="0.0431812969905713" calcext:value-type="float">
            <text:p>0.043181296990571</text:p>
          </table:table-cell>
          <table:table-cell table:formula="of:=MAX([$evaltest_tfidf_split9_level1.B1];[$evaltest_tfidf_split8_level1.B1];[$evaltest_tfidf_split7_level1.B1];[$evaltest_tfidf_split6_level1.B1];[$evaltest_tfidf_split5_level1.B1];[$evaltest_tfidf_split4_level1.B1];[$evaltest_tfidf_split3_level1.B1];[$evaltest_tfidf_split2_level1.B1];[$evaltest_tfidf_split1_level1.B1];[$evaltest_tfidf_split0_level1.B1])" office:value-type="float" office:value="0.951219512195122" calcext:value-type="float">
            <text:p>0.951219512195122</text:p>
          </table:table-cell>
          <table:table-cell table:formula="of:=MIN([$evaltest_tfidf_split9_level1.B1];[$evaltest_tfidf_split8_level1.B1];[$evaltest_tfidf_split7_level1.B1];[$evaltest_tfidf_split6_level1.B1];[$evaltest_tfidf_split5_level1.B1];[$evaltest_tfidf_split4_level1.B1];[$evaltest_tfidf_split3_level1.B1];[$evaltest_tfidf_split2_level1.B1];[$evaltest_tfidf_split1_level1.B1];[$evaltest_tfidf_split0_level1.B1])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est_tfidf_split9_level1.B2];[$evaltest_tfidf_split8_level1.B2];[$evaltest_tfidf_split7_level1.B2];[$evaltest_tfidf_split6_level1.B2];[$evaltest_tfidf_split5_level1.B2];[$evaltest_tfidf_split4_level1.B2];[$evaltest_tfidf_split3_level1.B2];[$evaltest_tfidf_split2_level1.B2];[$evaltest_tfidf_split1_level1.B2];[$evaltest_tfidf_split0_level1.B2])" office:value-type="float" office:value="0.911221927314176" calcext:value-type="float">
            <text:p>0.911221927314176</text:p>
          </table:table-cell>
          <table:table-cell table:formula="of:=STDEV([$evaltest_tfidf_split9_level1.B2];[$evaltest_tfidf_split8_level1.B2];[$evaltest_tfidf_split7_level1.B2];[$evaltest_tfidf_split6_level1.B2];[$evaltest_tfidf_split5_level1.B2];[$evaltest_tfidf_split4_level1.B2];[$evaltest_tfidf_split3_level1.B2];[$evaltest_tfidf_split2_level1.B2];[$evaltest_tfidf_split1_level1.B2];[$evaltest_tfidf_split0_level1.B2])" office:value-type="float" office:value="0.0431812969905713" calcext:value-type="float">
            <text:p>0.043181296990571</text:p>
          </table:table-cell>
          <table:table-cell table:formula="of:=MAX([$evaltest_tfidf_split9_level1.B2];[$evaltest_tfidf_split8_level1.B2];[$evaltest_tfidf_split7_level1.B2];[$evaltest_tfidf_split6_level1.B2];[$evaltest_tfidf_split5_level1.B2];[$evaltest_tfidf_split4_level1.B2];[$evaltest_tfidf_split3_level1.B2];[$evaltest_tfidf_split2_level1.B2];[$evaltest_tfidf_split1_level1.B2];[$evaltest_tfidf_split0_level1.B2])" office:value-type="float" office:value="0.951219512195122" calcext:value-type="float">
            <text:p>0.951219512195122</text:p>
          </table:table-cell>
          <table:table-cell table:formula="of:=MIN([$evaltest_tfidf_split9_level1.B2];[$evaltest_tfidf_split8_level1.B2];[$evaltest_tfidf_split7_level1.B2];[$evaltest_tfidf_split6_level1.B2];[$evaltest_tfidf_split5_level1.B2];[$evaltest_tfidf_split4_level1.B2];[$evaltest_tfidf_split3_level1.B2];[$evaltest_tfidf_split2_level1.B2];[$evaltest_tfidf_split1_level1.B2];[$evaltest_tfidf_split0_level1.B2])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est_tfidf_split9_level1.B3];[$evaltest_tfidf_split8_level1.B3];[$evaltest_tfidf_split7_level1.B3];[$evaltest_tfidf_split6_level1.B3];[$evaltest_tfidf_split5_level1.B3];[$evaltest_tfidf_split4_level1.B3];[$evaltest_tfidf_split3_level1.B3];[$evaltest_tfidf_split2_level1.B3];[$evaltest_tfidf_split1_level1.B3];[$evaltest_tfidf_split0_level1.B3])" office:value-type="float" office:value="0.911221927314176" calcext:value-type="float">
            <text:p>0.911221927314176</text:p>
          </table:table-cell>
          <table:table-cell table:formula="of:=STDEV([$evaltest_tfidf_split9_level1.B3];[$evaltest_tfidf_split8_level1.B3];[$evaltest_tfidf_split7_level1.B3];[$evaltest_tfidf_split6_level1.B3];[$evaltest_tfidf_split5_level1.B3];[$evaltest_tfidf_split4_level1.B3];[$evaltest_tfidf_split3_level1.B3];[$evaltest_tfidf_split2_level1.B3];[$evaltest_tfidf_split1_level1.B3];[$evaltest_tfidf_split0_level1.B3])" office:value-type="float" office:value="0.0431812969905713" calcext:value-type="float">
            <text:p>0.043181296990571</text:p>
          </table:table-cell>
          <table:table-cell table:formula="of:=MAX([$evaltest_tfidf_split9_level1.B3];[$evaltest_tfidf_split8_level1.B3];[$evaltest_tfidf_split7_level1.B3];[$evaltest_tfidf_split6_level1.B3];[$evaltest_tfidf_split5_level1.B3];[$evaltest_tfidf_split4_level1.B3];[$evaltest_tfidf_split3_level1.B3];[$evaltest_tfidf_split2_level1.B3];[$evaltest_tfidf_split1_level1.B3];[$evaltest_tfidf_split0_level1.B3])" office:value-type="float" office:value="0.951219512195122" calcext:value-type="float">
            <text:p>0.951219512195122</text:p>
          </table:table-cell>
          <table:table-cell table:formula="of:=MIN([$evaltest_tfidf_split9_level1.B3];[$evaltest_tfidf_split8_level1.B3];[$evaltest_tfidf_split7_level1.B3];[$evaltest_tfidf_split6_level1.B3];[$evaltest_tfidf_split5_level1.B3];[$evaltest_tfidf_split4_level1.B3];[$evaltest_tfidf_split3_level1.B3];[$evaltest_tfidf_split2_level1.B3];[$evaltest_tfidf_split1_level1.B3];[$evaltest_tfidf_split0_level1.B3])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est_tfidf_split9_level1.B4];[$evaltest_tfidf_split8_level1.B4];[$evaltest_tfidf_split7_level1.B4];[$evaltest_tfidf_split6_level1.B4];[$evaltest_tfidf_split5_level1.B4];[$evaltest_tfidf_split4_level1.B4];[$evaltest_tfidf_split3_level1.B4];[$evaltest_tfidf_split2_level1.B4];[$evaltest_tfidf_split1_level1.B4];[$evaltest_tfidf_split0_level1.B4])" office:value-type="float" office:value="0.000544717487656874" calcext:value-type="float">
            <text:p>0.000544717487657</text:p>
          </table:table-cell>
          <table:table-cell table:formula="of:=STDEV([$evaltest_tfidf_split9_level1.B4];[$evaltest_tfidf_split8_level1.B4];[$evaltest_tfidf_split7_level1.B4];[$evaltest_tfidf_split6_level1.B4];[$evaltest_tfidf_split5_level1.B4];[$evaltest_tfidf_split4_level1.B4];[$evaltest_tfidf_split3_level1.B4];[$evaltest_tfidf_split2_level1.B4];[$evaltest_tfidf_split1_level1.B4];[$evaltest_tfidf_split0_level1.B4])" office:value-type="float" office:value="0.0000628574597769488" calcext:value-type="float">
            <text:p>6.28574597769488E-05</text:p>
          </table:table-cell>
          <table:table-cell table:formula="of:=MAX([$evaltest_tfidf_split9_level1.B4];[$evaltest_tfidf_split8_level1.B4];[$evaltest_tfidf_split7_level1.B4];[$evaltest_tfidf_split6_level1.B4];[$evaltest_tfidf_split5_level1.B4];[$evaltest_tfidf_split4_level1.B4];[$evaltest_tfidf_split3_level1.B4];[$evaltest_tfidf_split2_level1.B4];[$evaltest_tfidf_split1_level1.B4];[$evaltest_tfidf_split0_level1.B4])" office:value-type="float" office:value="0.000712206279891869" calcext:value-type="float">
            <text:p>0.000712206279892</text:p>
          </table:table-cell>
          <table:table-cell table:formula="of:=MIN([$evaltest_tfidf_split9_level1.B4];[$evaltest_tfidf_split8_level1.B4];[$evaltest_tfidf_split7_level1.B4];[$evaltest_tfidf_split6_level1.B4];[$evaltest_tfidf_split5_level1.B4];[$evaltest_tfidf_split4_level1.B4];[$evaltest_tfidf_split3_level1.B4];[$evaltest_tfidf_split2_level1.B4];[$evaltest_tfidf_split1_level1.B4];[$evaltest_tfidf_split0_level1.B4])" office:value-type="float" office:value="0.000473071324599709" calcext:value-type="float">
            <text:p>0.000473071324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est_tfidf_split9_level1.B5];[$evaltest_tfidf_split8_level1.B5];[$evaltest_tfidf_split7_level1.B5];[$evaltest_tfidf_split6_level1.B5];[$evaltest_tfidf_split5_level1.B5];[$evaltest_tfidf_split4_level1.B5];[$evaltest_tfidf_split3_level1.B5];[$evaltest_tfidf_split2_level1.B5];[$evaltest_tfidf_split1_level1.B5];[$evaltest_tfidf_split0_level1.B5])" office:value-type="float" office:value="0.000574171945564579" calcext:value-type="float">
            <text:p>0.000574171945565</text:p>
          </table:table-cell>
          <table:table-cell table:formula="of:=STDEV([$evaltest_tfidf_split9_level1.B5];[$evaltest_tfidf_split8_level1.B5];[$evaltest_tfidf_split7_level1.B5];[$evaltest_tfidf_split6_level1.B5];[$evaltest_tfidf_split5_level1.B5];[$evaltest_tfidf_split4_level1.B5];[$evaltest_tfidf_split3_level1.B5];[$evaltest_tfidf_split2_level1.B5];[$evaltest_tfidf_split1_level1.B5];[$evaltest_tfidf_split0_level1.B5])" office:value-type="float" office:value="0.000171775789592321" calcext:value-type="float">
            <text:p>0.000171775789592</text:p>
          </table:table-cell>
          <table:table-cell table:formula="of:=MAX([$evaltest_tfidf_split9_level1.B5];[$evaltest_tfidf_split8_level1.B5];[$evaltest_tfidf_split7_level1.B5];[$evaltest_tfidf_split6_level1.B5];[$evaltest_tfidf_split5_level1.B5];[$evaltest_tfidf_split4_level1.B5];[$evaltest_tfidf_split3_level1.B5];[$evaltest_tfidf_split2_level1.B5];[$evaltest_tfidf_split1_level1.B5];[$evaltest_tfidf_split0_level1.B5])" office:value-type="float" office:value="0.00106137797185832" calcext:value-type="float">
            <text:p>0.001061377971858</text:p>
          </table:table-cell>
          <table:table-cell table:formula="of:=MIN([$evaltest_tfidf_split9_level1.B5];[$evaltest_tfidf_split8_level1.B5];[$evaltest_tfidf_split7_level1.B5];[$evaltest_tfidf_split6_level1.B5];[$evaltest_tfidf_split5_level1.B5];[$evaltest_tfidf_split4_level1.B5];[$evaltest_tfidf_split3_level1.B5];[$evaltest_tfidf_split2_level1.B5];[$evaltest_tfidf_split1_level1.B5];[$evaltest_tfidf_split0_level1.B5])" office:value-type="float" office:value="0.00049906425452277" calcext:value-type="float">
            <text:p>0.00049906425452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est_tfidf_split9_level1.B6];[$evaltest_tfidf_split8_level1.B6];[$evaltest_tfidf_split7_level1.B6];[$evaltest_tfidf_split6_level1.B6];[$evaltest_tfidf_split5_level1.B6];[$evaltest_tfidf_split4_level1.B6];[$evaltest_tfidf_split3_level1.B6];[$evaltest_tfidf_split2_level1.B6];[$evaltest_tfidf_split1_level1.B6];[$evaltest_tfidf_split0_level1.B6])" office:value-type="float" office:value="0.000549977972955384" calcext:value-type="float">
            <text:p>0.000549977972955</text:p>
          </table:table-cell>
          <table:table-cell table:formula="of:=STDEV([$evaltest_tfidf_split9_level1.B6];[$evaltest_tfidf_split8_level1.B6];[$evaltest_tfidf_split7_level1.B6];[$evaltest_tfidf_split6_level1.B6];[$evaltest_tfidf_split5_level1.B6];[$evaltest_tfidf_split4_level1.B6];[$evaltest_tfidf_split3_level1.B6];[$evaltest_tfidf_split2_level1.B6];[$evaltest_tfidf_split1_level1.B6];[$evaltest_tfidf_split0_level1.B6])" office:value-type="float" office:value="0.0000872314669569866" calcext:value-type="float">
            <text:p>8.72314669569866E-05</text:p>
          </table:table-cell>
          <table:table-cell table:formula="of:=MAX([$evaltest_tfidf_split9_level1.B6];[$evaltest_tfidf_split8_level1.B6];[$evaltest_tfidf_split7_level1.B6];[$evaltest_tfidf_split6_level1.B6];[$evaltest_tfidf_split5_level1.B6];[$evaltest_tfidf_split4_level1.B6];[$evaltest_tfidf_split3_level1.B6];[$evaltest_tfidf_split2_level1.B6];[$evaltest_tfidf_split1_level1.B6];[$evaltest_tfidf_split0_level1.B6])" office:value-type="float" office:value="0.000795713143489759" calcext:value-type="float">
            <text:p>0.00079571314349</text:p>
          </table:table-cell>
          <table:table-cell table:formula="of:=MIN([$evaltest_tfidf_split9_level1.B6];[$evaltest_tfidf_split8_level1.B6];[$evaltest_tfidf_split7_level1.B6];[$evaltest_tfidf_split6_level1.B6];[$evaltest_tfidf_split5_level1.B6];[$evaltest_tfidf_split4_level1.B6];[$evaltest_tfidf_split3_level1.B6];[$evaltest_tfidf_split2_level1.B6];[$evaltest_tfidf_split1_level1.B6];[$evaltest_tfidf_split0_level1.B6])" office:value-type="float" office:value="0.000497969815368115" calcext:value-type="float">
            <text:p>0.00049796981536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est_tfidf_split9_level1.B7];[$evaltest_tfidf_split8_level1.B7];[$evaltest_tfidf_split7_level1.B7];[$evaltest_tfidf_split6_level1.B7];[$evaltest_tfidf_split5_level1.B7];[$evaltest_tfidf_split4_level1.B7];[$evaltest_tfidf_split3_level1.B7];[$evaltest_tfidf_split2_level1.B7];[$evaltest_tfidf_split1_level1.B7];[$evaltest_tfidf_split0_level1.B7])" office:value-type="float" office:value="0.946516951748162" calcext:value-type="float">
            <text:p>0.946516951748162</text:p>
          </table:table-cell>
          <table:table-cell table:formula="of:=STDEV([$evaltest_tfidf_split9_level1.B7];[$evaltest_tfidf_split8_level1.B7];[$evaltest_tfidf_split7_level1.B7];[$evaltest_tfidf_split6_level1.B7];[$evaltest_tfidf_split5_level1.B7];[$evaltest_tfidf_split4_level1.B7];[$evaltest_tfidf_split3_level1.B7];[$evaltest_tfidf_split2_level1.B7];[$evaltest_tfidf_split1_level1.B7];[$evaltest_tfidf_split0_level1.B7])" office:value-type="float" office:value="0.0343457219460875" calcext:value-type="float">
            <text:p>0.034345721946088</text:p>
          </table:table-cell>
          <table:table-cell table:formula="of:=MAX([$evaltest_tfidf_split9_level1.B7];[$evaltest_tfidf_split8_level1.B7];[$evaltest_tfidf_split7_level1.B7];[$evaltest_tfidf_split6_level1.B7];[$evaltest_tfidf_split5_level1.B7];[$evaltest_tfidf_split4_level1.B7];[$evaltest_tfidf_split3_level1.B7];[$evaltest_tfidf_split2_level1.B7];[$evaltest_tfidf_split1_level1.B7];[$evaltest_tfidf_split0_level1.B7])" office:value-type="float" office:value="0.978723404255319" calcext:value-type="float">
            <text:p>0.978723404255319</text:p>
          </table:table-cell>
          <table:table-cell table:formula="of:=MIN([$evaltest_tfidf_split9_level1.B7];[$evaltest_tfidf_split8_level1.B7];[$evaltest_tfidf_split7_level1.B7];[$evaltest_tfidf_split6_level1.B7];[$evaltest_tfidf_split5_level1.B7];[$evaltest_tfidf_split4_level1.B7];[$evaltest_tfidf_split3_level1.B7];[$evaltest_tfidf_split2_level1.B7];[$evaltest_tfidf_split1_level1.B7];[$evaltest_tfidf_split0_level1.B7])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est_tfidf_split9_level1.B8];[$evaltest_tfidf_split8_level1.B8];[$evaltest_tfidf_split7_level1.B8];[$evaltest_tfidf_split6_level1.B8];[$evaltest_tfidf_split5_level1.B8];[$evaltest_tfidf_split4_level1.B8];[$evaltest_tfidf_split3_level1.B8];[$evaltest_tfidf_split2_level1.B8];[$evaltest_tfidf_split1_level1.B8];[$evaltest_tfidf_split0_level1.B8])" office:value-type="float" office:value="0.944672432357855" calcext:value-type="float">
            <text:p>0.944672432357855</text:p>
          </table:table-cell>
          <table:table-cell table:formula="of:=STDEV([$evaltest_tfidf_split9_level1.B8];[$evaltest_tfidf_split8_level1.B8];[$evaltest_tfidf_split7_level1.B8];[$evaltest_tfidf_split6_level1.B8];[$evaltest_tfidf_split5_level1.B8];[$evaltest_tfidf_split4_level1.B8];[$evaltest_tfidf_split3_level1.B8];[$evaltest_tfidf_split2_level1.B8];[$evaltest_tfidf_split1_level1.B8];[$evaltest_tfidf_split0_level1.B8])" office:value-type="float" office:value="0.0205705277491738" calcext:value-type="float">
            <text:p>0.020570527749174</text:p>
          </table:table-cell>
          <table:table-cell table:formula="of:=MAX([$evaltest_tfidf_split9_level1.B8];[$evaltest_tfidf_split8_level1.B8];[$evaltest_tfidf_split7_level1.B8];[$evaltest_tfidf_split6_level1.B8];[$evaltest_tfidf_split5_level1.B8];[$evaltest_tfidf_split4_level1.B8];[$evaltest_tfidf_split3_level1.B8];[$evaltest_tfidf_split2_level1.B8];[$evaltest_tfidf_split1_level1.B8];[$evaltest_tfidf_split0_level1.B8])" office:value-type="float" office:value="0.975" calcext:value-type="float">
            <text:p>0.975</text:p>
          </table:table-cell>
          <table:table-cell table:formula="of:=MIN([$evaltest_tfidf_split9_level1.B8];[$evaltest_tfidf_split8_level1.B8];[$evaltest_tfidf_split7_level1.B8];[$evaltest_tfidf_split6_level1.B8];[$evaltest_tfidf_split5_level1.B8];[$evaltest_tfidf_split4_level1.B8];[$evaltest_tfidf_split3_level1.B8];[$evaltest_tfidf_split2_level1.B8];[$evaltest_tfidf_split1_level1.B8];[$evaltest_tfidf_split0_level1.B8])" office:value-type="float" office:value="0.914285714285714" calcext:value-type="float">
            <text:p>0.91428571428571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est_tfidf_split9_level1.B9];[$evaltest_tfidf_split8_level1.B9];[$evaltest_tfidf_split7_level1.B9];[$evaltest_tfidf_split6_level1.B9];[$evaltest_tfidf_split5_level1.B9];[$evaltest_tfidf_split4_level1.B9];[$evaltest_tfidf_split3_level1.B9];[$evaltest_tfidf_split2_level1.B9];[$evaltest_tfidf_split1_level1.B9];[$evaltest_tfidf_split0_level1.B9])" office:value-type="float" office:value="0.945342558900472" calcext:value-type="float">
            <text:p>0.945342558900472</text:p>
          </table:table-cell>
          <table:table-cell table:formula="of:=STDEV([$evaltest_tfidf_split9_level1.B9];[$evaltest_tfidf_split8_level1.B9];[$evaltest_tfidf_split7_level1.B9];[$evaltest_tfidf_split6_level1.B9];[$evaltest_tfidf_split5_level1.B9];[$evaltest_tfidf_split4_level1.B9];[$evaltest_tfidf_split3_level1.B9];[$evaltest_tfidf_split2_level1.B9];[$evaltest_tfidf_split1_level1.B9];[$evaltest_tfidf_split0_level1.B9])" office:value-type="float" office:value="0.0235301453805758" calcext:value-type="float">
            <text:p>0.023530145380576</text:p>
          </table:table-cell>
          <table:table-cell table:formula="of:=MAX([$evaltest_tfidf_split9_level1.B9];[$evaltest_tfidf_split8_level1.B9];[$evaltest_tfidf_split7_level1.B9];[$evaltest_tfidf_split6_level1.B9];[$evaltest_tfidf_split5_level1.B9];[$evaltest_tfidf_split4_level1.B9];[$evaltest_tfidf_split3_level1.B9];[$evaltest_tfidf_split2_level1.B9];[$evaltest_tfidf_split1_level1.B9];[$evaltest_tfidf_split0_level1.B9])" office:value-type="float" office:value="0.975" calcext:value-type="float">
            <text:p>0.975</text:p>
          </table:table-cell>
          <table:table-cell table:formula="of:=MIN([$evaltest_tfidf_split9_level1.B9];[$evaltest_tfidf_split8_level1.B9];[$evaltest_tfidf_split7_level1.B9];[$evaltest_tfidf_split6_level1.B9];[$evaltest_tfidf_split5_level1.B9];[$evaltest_tfidf_split4_level1.B9];[$evaltest_tfidf_split3_level1.B9];[$evaltest_tfidf_split2_level1.B9];[$evaltest_tfidf_split1_level1.B9];[$evaltest_tfidf_split0_level1.B9])" office:value-type="float" office:value="0.896551724137931" calcext:value-type="float">
            <text:p>0.896551724137931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est_tfidf_split9_level1.B10];[$evaltest_tfidf_split8_level1.B10];[$evaltest_tfidf_split7_level1.B10];[$evaltest_tfidf_split6_level1.B10];[$evaltest_tfidf_split5_level1.B10];[$evaltest_tfidf_split4_level1.B10];[$evaltest_tfidf_split3_level1.B10];[$evaltest_tfidf_split2_level1.B10];[$evaltest_tfidf_split1_level1.B10];[$evaltest_tfidf_split0_level1.B10])" office:value-type="float" office:value="0.946873303939329" calcext:value-type="float">
            <text:p>0.946873303939329</text:p>
          </table:table-cell>
          <table:table-cell table:formula="of:=STDEV([$evaltest_tfidf_split9_level1.B10];[$evaltest_tfidf_split8_level1.B10];[$evaltest_tfidf_split7_level1.B10];[$evaltest_tfidf_split6_level1.B10];[$evaltest_tfidf_split5_level1.B10];[$evaltest_tfidf_split4_level1.B10];[$evaltest_tfidf_split3_level1.B10];[$evaltest_tfidf_split2_level1.B10];[$evaltest_tfidf_split1_level1.B10];[$evaltest_tfidf_split0_level1.B10])" office:value-type="float" office:value="0.0192202462749181" calcext:value-type="float">
            <text:p>0.019220246274918</text:p>
          </table:table-cell>
          <table:table-cell table:formula="of:=MAX([$evaltest_tfidf_split9_level1.B10];[$evaltest_tfidf_split8_level1.B10];[$evaltest_tfidf_split7_level1.B10];[$evaltest_tfidf_split6_level1.B10];[$evaltest_tfidf_split5_level1.B10];[$evaltest_tfidf_split4_level1.B10];[$evaltest_tfidf_split3_level1.B10];[$evaltest_tfidf_split2_level1.B10];[$evaltest_tfidf_split1_level1.B10];[$evaltest_tfidf_split0_level1.B10])" office:value-type="float" office:value="0.975609756097561" calcext:value-type="float">
            <text:p>0.975609756097561</text:p>
          </table:table-cell>
          <table:table-cell table:formula="of:=MIN([$evaltest_tfidf_split9_level1.B10];[$evaltest_tfidf_split8_level1.B10];[$evaltest_tfidf_split7_level1.B10];[$evaltest_tfidf_split6_level1.B10];[$evaltest_tfidf_split5_level1.B10];[$evaltest_tfidf_split4_level1.B10];[$evaltest_tfidf_split3_level1.B10];[$evaltest_tfidf_split2_level1.B10];[$evaltest_tfidf_split1_level1.B10];[$evaltest_tfidf_split0_level1.B10])" office:value-type="float" office:value="0.918918918918919" calcext:value-type="float">
            <text:p>0.91891891891891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est_tfidf_split9_level1.B11];[$evaltest_tfidf_split8_level1.B11];[$evaltest_tfidf_split7_level1.B11];[$evaltest_tfidf_split6_level1.B11];[$evaltest_tfidf_split5_level1.B11];[$evaltest_tfidf_split4_level1.B11];[$evaltest_tfidf_split3_level1.B11];[$evaltest_tfidf_split2_level1.B11];[$evaltest_tfidf_split1_level1.B11];[$evaltest_tfidf_split0_level1.B11])" office:value-type="float" office:value="0.946873303939329" calcext:value-type="float">
            <text:p>0.946873303939329</text:p>
          </table:table-cell>
          <table:table-cell table:formula="of:=STDEV([$evaltest_tfidf_split9_level1.B11];[$evaltest_tfidf_split8_level1.B11];[$evaltest_tfidf_split7_level1.B11];[$evaltest_tfidf_split6_level1.B11];[$evaltest_tfidf_split5_level1.B11];[$evaltest_tfidf_split4_level1.B11];[$evaltest_tfidf_split3_level1.B11];[$evaltest_tfidf_split2_level1.B11];[$evaltest_tfidf_split1_level1.B11];[$evaltest_tfidf_split0_level1.B11])" office:value-type="float" office:value="0.0192202462749181" calcext:value-type="float">
            <text:p>0.019220246274918</text:p>
          </table:table-cell>
          <table:table-cell table:formula="of:=MAX([$evaltest_tfidf_split9_level1.B11];[$evaltest_tfidf_split8_level1.B11];[$evaltest_tfidf_split7_level1.B11];[$evaltest_tfidf_split6_level1.B11];[$evaltest_tfidf_split5_level1.B11];[$evaltest_tfidf_split4_level1.B11];[$evaltest_tfidf_split3_level1.B11];[$evaltest_tfidf_split2_level1.B11];[$evaltest_tfidf_split1_level1.B11];[$evaltest_tfidf_split0_level1.B11])" office:value-type="float" office:value="0.975609756097561" calcext:value-type="float">
            <text:p>0.975609756097561</text:p>
          </table:table-cell>
          <table:table-cell table:formula="of:=MIN([$evaltest_tfidf_split9_level1.B11];[$evaltest_tfidf_split8_level1.B11];[$evaltest_tfidf_split7_level1.B11];[$evaltest_tfidf_split6_level1.B11];[$evaltest_tfidf_split5_level1.B11];[$evaltest_tfidf_split4_level1.B11];[$evaltest_tfidf_split3_level1.B11];[$evaltest_tfidf_split2_level1.B11];[$evaltest_tfidf_split1_level1.B11];[$evaltest_tfidf_split0_level1.B11])" office:value-type="float" office:value="0.918918918918919" calcext:value-type="float">
            <text:p>0.91891891891891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est_tfidf_split9_level1.B12];[$evaltest_tfidf_split8_level1.B12];[$evaltest_tfidf_split7_level1.B12];[$evaltest_tfidf_split6_level1.B12];[$evaltest_tfidf_split5_level1.B12];[$evaltest_tfidf_split4_level1.B12];[$evaltest_tfidf_split3_level1.B12];[$evaltest_tfidf_split2_level1.B12];[$evaltest_tfidf_split1_level1.B12];[$evaltest_tfidf_split0_level1.B12])" office:value-type="float" office:value="0.946873303939329" calcext:value-type="float">
            <text:p>0.946873303939329</text:p>
          </table:table-cell>
          <table:table-cell table:formula="of:=STDEV([$evaltest_tfidf_split9_level1.B12];[$evaltest_tfidf_split8_level1.B12];[$evaltest_tfidf_split7_level1.B12];[$evaltest_tfidf_split6_level1.B12];[$evaltest_tfidf_split5_level1.B12];[$evaltest_tfidf_split4_level1.B12];[$evaltest_tfidf_split3_level1.B12];[$evaltest_tfidf_split2_level1.B12];[$evaltest_tfidf_split1_level1.B12];[$evaltest_tfidf_split0_level1.B12])" office:value-type="float" office:value="0.0192202462749181" calcext:value-type="float">
            <text:p>0.019220246274918</text:p>
          </table:table-cell>
          <table:table-cell table:formula="of:=MAX([$evaltest_tfidf_split9_level1.B12];[$evaltest_tfidf_split8_level1.B12];[$evaltest_tfidf_split7_level1.B12];[$evaltest_tfidf_split6_level1.B12];[$evaltest_tfidf_split5_level1.B12];[$evaltest_tfidf_split4_level1.B12];[$evaltest_tfidf_split3_level1.B12];[$evaltest_tfidf_split2_level1.B12];[$evaltest_tfidf_split1_level1.B12];[$evaltest_tfidf_split0_level1.B12])" office:value-type="float" office:value="0.975609756097561" calcext:value-type="float">
            <text:p>0.975609756097561</text:p>
          </table:table-cell>
          <table:table-cell table:formula="of:=MIN([$evaltest_tfidf_split9_level1.B12];[$evaltest_tfidf_split8_level1.B12];[$evaltest_tfidf_split7_level1.B12];[$evaltest_tfidf_split6_level1.B12];[$evaltest_tfidf_split5_level1.B12];[$evaltest_tfidf_split4_level1.B12];[$evaltest_tfidf_split3_level1.B12];[$evaltest_tfidf_split2_level1.B12];[$evaltest_tfidf_split1_level1.B12];[$evaltest_tfidf_split0_level1.B12])" office:value-type="float" office:value="0.918918918918919" calcext:value-type="float">
            <text:p>0.91891891891891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est_tfidf_split9_level1.B13];[$evaltest_tfidf_split8_level1.B13];[$evaltest_tfidf_split7_level1.B13];[$evaltest_tfidf_split6_level1.B13];[$evaltest_tfidf_split5_level1.B13];[$evaltest_tfidf_split4_level1.B13];[$evaltest_tfidf_split3_level1.B13];[$evaltest_tfidf_split2_level1.B13];[$evaltest_tfidf_split1_level1.B13];[$evaltest_tfidf_split0_level1.B13])" office:value-type="float" office:value="0.911221927314176" calcext:value-type="float">
            <text:p>0.911221927314176</text:p>
          </table:table-cell>
          <table:table-cell table:formula="of:=STDEV([$evaltest_tfidf_split9_level1.B13];[$evaltest_tfidf_split8_level1.B13];[$evaltest_tfidf_split7_level1.B13];[$evaltest_tfidf_split6_level1.B13];[$evaltest_tfidf_split5_level1.B13];[$evaltest_tfidf_split4_level1.B13];[$evaltest_tfidf_split3_level1.B13];[$evaltest_tfidf_split2_level1.B13];[$evaltest_tfidf_split1_level1.B13];[$evaltest_tfidf_split0_level1.B13])" office:value-type="float" office:value="0.0431812969905713" calcext:value-type="float">
            <text:p>0.043181296990571</text:p>
          </table:table-cell>
          <table:table-cell table:formula="of:=MAX([$evaltest_tfidf_split9_level1.B13];[$evaltest_tfidf_split8_level1.B13];[$evaltest_tfidf_split7_level1.B13];[$evaltest_tfidf_split6_level1.B13];[$evaltest_tfidf_split5_level1.B13];[$evaltest_tfidf_split4_level1.B13];[$evaltest_tfidf_split3_level1.B13];[$evaltest_tfidf_split2_level1.B13];[$evaltest_tfidf_split1_level1.B13];[$evaltest_tfidf_split0_level1.B13])" office:value-type="float" office:value="0.951219512195122" calcext:value-type="float">
            <text:p>0.951219512195122</text:p>
          </table:table-cell>
          <table:table-cell table:formula="of:=MIN([$evaltest_tfidf_split9_level1.B13];[$evaltest_tfidf_split8_level1.B13];[$evaltest_tfidf_split7_level1.B13];[$evaltest_tfidf_split6_level1.B13];[$evaltest_tfidf_split5_level1.B13];[$evaltest_tfidf_split4_level1.B13];[$evaltest_tfidf_split3_level1.B13];[$evaltest_tfidf_split2_level1.B13];[$evaltest_tfidf_split1_level1.B13];[$evaltest_tfidf_split0_level1.B13])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est_tfidf_split9_level1.B14];[$evaltest_tfidf_split8_level1.B14];[$evaltest_tfidf_split7_level1.B14];[$evaltest_tfidf_split6_level1.B14];[$evaltest_tfidf_split5_level1.B14];[$evaltest_tfidf_split4_level1.B14];[$evaltest_tfidf_split3_level1.B14];[$evaltest_tfidf_split2_level1.B14];[$evaltest_tfidf_split1_level1.B14];[$evaltest_tfidf_split0_level1.B14])" office:value-type="float" office:value="0.911221927314176" calcext:value-type="float">
            <text:p>0.911221927314176</text:p>
          </table:table-cell>
          <table:table-cell table:formula="of:=STDEV([$evaltest_tfidf_split9_level1.B14];[$evaltest_tfidf_split8_level1.B14];[$evaltest_tfidf_split7_level1.B14];[$evaltest_tfidf_split6_level1.B14];[$evaltest_tfidf_split5_level1.B14];[$evaltest_tfidf_split4_level1.B14];[$evaltest_tfidf_split3_level1.B14];[$evaltest_tfidf_split2_level1.B14];[$evaltest_tfidf_split1_level1.B14];[$evaltest_tfidf_split0_level1.B14])" office:value-type="float" office:value="0.0431812969905713" calcext:value-type="float">
            <text:p>0.043181296990571</text:p>
          </table:table-cell>
          <table:table-cell table:formula="of:=MAX([$evaltest_tfidf_split9_level1.B14];[$evaltest_tfidf_split8_level1.B14];[$evaltest_tfidf_split7_level1.B14];[$evaltest_tfidf_split6_level1.B14];[$evaltest_tfidf_split5_level1.B14];[$evaltest_tfidf_split4_level1.B14];[$evaltest_tfidf_split3_level1.B14];[$evaltest_tfidf_split2_level1.B14];[$evaltest_tfidf_split1_level1.B14];[$evaltest_tfidf_split0_level1.B14])" office:value-type="float" office:value="0.951219512195122" calcext:value-type="float">
            <text:p>0.951219512195122</text:p>
          </table:table-cell>
          <table:table-cell table:formula="of:=MIN([$evaltest_tfidf_split9_level1.B14];[$evaltest_tfidf_split8_level1.B14];[$evaltest_tfidf_split7_level1.B14];[$evaltest_tfidf_split6_level1.B14];[$evaltest_tfidf_split5_level1.B14];[$evaltest_tfidf_split4_level1.B14];[$evaltest_tfidf_split3_level1.B14];[$evaltest_tfidf_split2_level1.B14];[$evaltest_tfidf_split1_level1.B14];[$evaltest_tfidf_split0_level1.B14])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est_tfidf_split9_level1.B15];[$evaltest_tfidf_split8_level1.B15];[$evaltest_tfidf_split7_level1.B15];[$evaltest_tfidf_split6_level1.B15];[$evaltest_tfidf_split5_level1.B15];[$evaltest_tfidf_split4_level1.B15];[$evaltest_tfidf_split3_level1.B15];[$evaltest_tfidf_split2_level1.B15];[$evaltest_tfidf_split1_level1.B15];[$evaltest_tfidf_split0_level1.B15])" office:value-type="float" office:value="0.911221927314176" calcext:value-type="float">
            <text:p>0.911221927314176</text:p>
          </table:table-cell>
          <table:table-cell table:formula="of:=STDEV([$evaltest_tfidf_split9_level1.B15];[$evaltest_tfidf_split8_level1.B15];[$evaltest_tfidf_split7_level1.B15];[$evaltest_tfidf_split6_level1.B15];[$evaltest_tfidf_split5_level1.B15];[$evaltest_tfidf_split4_level1.B15];[$evaltest_tfidf_split3_level1.B15];[$evaltest_tfidf_split2_level1.B15];[$evaltest_tfidf_split1_level1.B15];[$evaltest_tfidf_split0_level1.B15])" office:value-type="float" office:value="0.0431812969905713" calcext:value-type="float">
            <text:p>0.043181296990571</text:p>
          </table:table-cell>
          <table:table-cell table:formula="of:=MAX([$evaltest_tfidf_split9_level1.B15];[$evaltest_tfidf_split8_level1.B15];[$evaltest_tfidf_split7_level1.B15];[$evaltest_tfidf_split6_level1.B15];[$evaltest_tfidf_split5_level1.B15];[$evaltest_tfidf_split4_level1.B15];[$evaltest_tfidf_split3_level1.B15];[$evaltest_tfidf_split2_level1.B15];[$evaltest_tfidf_split1_level1.B15];[$evaltest_tfidf_split0_level1.B15])" office:value-type="float" office:value="0.951219512195122" calcext:value-type="float">
            <text:p>0.951219512195122</text:p>
          </table:table-cell>
          <table:table-cell table:formula="of:=MIN([$evaltest_tfidf_split9_level1.B15];[$evaltest_tfidf_split8_level1.B15];[$evaltest_tfidf_split7_level1.B15];[$evaltest_tfidf_split6_level1.B15];[$evaltest_tfidf_split5_level1.B15];[$evaltest_tfidf_split4_level1.B15];[$evaltest_tfidf_split3_level1.B15];[$evaltest_tfidf_split2_level1.B15];[$evaltest_tfidf_split1_level1.B15];[$evaltest_tfidf_split0_level1.B15])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est_tfidf_split9_level1.B16];[$evaltest_tfidf_split8_level1.B16];[$evaltest_tfidf_split7_level1.B16];[$evaltest_tfidf_split6_level1.B16];[$evaltest_tfidf_split5_level1.B16];[$evaltest_tfidf_split4_level1.B16];[$evaltest_tfidf_split3_level1.B16];[$evaltest_tfidf_split2_level1.B16];[$evaltest_tfidf_split1_level1.B16];[$evaltest_tfidf_split0_level1.B16])" office:value-type="float" office:value="0.946902303227571" calcext:value-type="float">
            <text:p>0.946902303227571</text:p>
          </table:table-cell>
          <table:table-cell table:formula="of:=STDEV([$evaltest_tfidf_split9_level1.B16];[$evaltest_tfidf_split8_level1.B16];[$evaltest_tfidf_split7_level1.B16];[$evaltest_tfidf_split6_level1.B16];[$evaltest_tfidf_split5_level1.B16];[$evaltest_tfidf_split4_level1.B16];[$evaltest_tfidf_split3_level1.B16];[$evaltest_tfidf_split2_level1.B16];[$evaltest_tfidf_split1_level1.B16];[$evaltest_tfidf_split0_level1.B16])" office:value-type="float" office:value="0.0192097548741131" calcext:value-type="float">
            <text:p>0.019209754874113</text:p>
          </table:table-cell>
          <table:table-cell table:formula="of:=MAX([$evaltest_tfidf_split9_level1.B16];[$evaltest_tfidf_split8_level1.B16];[$evaltest_tfidf_split7_level1.B16];[$evaltest_tfidf_split6_level1.B16];[$evaltest_tfidf_split5_level1.B16];[$evaltest_tfidf_split4_level1.B16];[$evaltest_tfidf_split3_level1.B16];[$evaltest_tfidf_split2_level1.B16];[$evaltest_tfidf_split1_level1.B16];[$evaltest_tfidf_split0_level1.B16])" office:value-type="float" office:value="0.975623069549473" calcext:value-type="float">
            <text:p>0.975623069549473</text:p>
          </table:table-cell>
          <table:table-cell table:formula="of:=MIN([$evaltest_tfidf_split9_level1.B16];[$evaltest_tfidf_split8_level1.B16];[$evaltest_tfidf_split7_level1.B16];[$evaltest_tfidf_split6_level1.B16];[$evaltest_tfidf_split5_level1.B16];[$evaltest_tfidf_split4_level1.B16];[$evaltest_tfidf_split3_level1.B16];[$evaltest_tfidf_split2_level1.B16];[$evaltest_tfidf_split1_level1.B16];[$evaltest_tfidf_split0_level1.B16])" office:value-type="float" office:value="0.91896317715095" calcext:value-type="float">
            <text:p>0.9189631771509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est_tfidf_split9_level1.B17];[$evaltest_tfidf_split8_level1.B17];[$evaltest_tfidf_split7_level1.B17];[$evaltest_tfidf_split6_level1.B17];[$evaltest_tfidf_split5_level1.B17];[$evaltest_tfidf_split4_level1.B17];[$evaltest_tfidf_split3_level1.B17];[$evaltest_tfidf_split2_level1.B17];[$evaltest_tfidf_split1_level1.B17];[$evaltest_tfidf_split0_level1.B17])" office:value-type="float" office:value="39.3" calcext:value-type="float">
            <text:p>39.3</text:p>
          </table:table-cell>
          <table:table-cell table:formula="of:=STDEV([$evaltest_tfidf_split9_level1.B17];[$evaltest_tfidf_split8_level1.B17];[$evaltest_tfidf_split7_level1.B17];[$evaltest_tfidf_split6_level1.B17];[$evaltest_tfidf_split5_level1.B17];[$evaltest_tfidf_split4_level1.B17];[$evaltest_tfidf_split3_level1.B17];[$evaltest_tfidf_split2_level1.B17];[$evaltest_tfidf_split1_level1.B17];[$evaltest_tfidf_split0_level1.B17])" office:value-type="float" office:value="8.39378076646963" calcext:value-type="float">
            <text:p>8.39378076646963</text:p>
          </table:table-cell>
          <table:table-cell table:formula="of:=MAX([$evaltest_tfidf_split9_level1.B17];[$evaltest_tfidf_split8_level1.B17];[$evaltest_tfidf_split7_level1.B17];[$evaltest_tfidf_split6_level1.B17];[$evaltest_tfidf_split5_level1.B17];[$evaltest_tfidf_split4_level1.B17];[$evaltest_tfidf_split3_level1.B17];[$evaltest_tfidf_split2_level1.B17];[$evaltest_tfidf_split1_level1.B17];[$evaltest_tfidf_split0_level1.B17])" office:value-type="float" office:value="53" calcext:value-type="float">
            <text:p>53</text:p>
          </table:table-cell>
          <table:table-cell table:formula="of:=MIN([$evaltest_tfidf_split9_level1.B17];[$evaltest_tfidf_split8_level1.B17];[$evaltest_tfidf_split7_level1.B17];[$evaltest_tfidf_split6_level1.B17];[$evaltest_tfidf_split5_level1.B17];[$evaltest_tfidf_split4_level1.B17];[$evaltest_tfidf_split3_level1.B17];[$evaltest_tfidf_split2_level1.B17];[$evaltest_tfidf_split1_level1.B17];[$evaltest_tfidf_split0_level1.B1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est_tfidf_split9_level1.B18];[$evaltest_tfidf_split8_level1.B18];[$evaltest_tfidf_split7_level1.B18];[$evaltest_tfidf_split6_level1.B18];[$evaltest_tfidf_split5_level1.B18];[$evaltest_tfidf_split4_level1.B18];[$evaltest_tfidf_split3_level1.B18];[$evaltest_tfidf_split2_level1.B18];[$evaltest_tfidf_split1_level1.B18];[$evaltest_tfidf_split0_level1.B18])" office:value-type="float" office:value="2.1" calcext:value-type="float">
            <text:p>2.1</text:p>
          </table:table-cell>
          <table:table-cell table:formula="of:=STDEV([$evaltest_tfidf_split9_level1.B18];[$evaltest_tfidf_split8_level1.B18];[$evaltest_tfidf_split7_level1.B18];[$evaltest_tfidf_split6_level1.B18];[$evaltest_tfidf_split5_level1.B18];[$evaltest_tfidf_split4_level1.B18];[$evaltest_tfidf_split3_level1.B18];[$evaltest_tfidf_split2_level1.B18];[$evaltest_tfidf_split1_level1.B18];[$evaltest_tfidf_split0_level1.B18])" office:value-type="float" office:value="1.10050493461461" calcext:value-type="float">
            <text:p>1.10050493461461</text:p>
          </table:table-cell>
          <table:table-cell table:formula="of:=MAX([$evaltest_tfidf_split9_level1.B18];[$evaltest_tfidf_split8_level1.B18];[$evaltest_tfidf_split7_level1.B18];[$evaltest_tfidf_split6_level1.B18];[$evaltest_tfidf_split5_level1.B18];[$evaltest_tfidf_split4_level1.B18];[$evaltest_tfidf_split3_level1.B18];[$evaltest_tfidf_split2_level1.B18];[$evaltest_tfidf_split1_level1.B18];[$evaltest_tfidf_split0_level1.B18])" office:value-type="float" office:value="4" calcext:value-type="float">
            <text:p>4</text:p>
          </table:table-cell>
          <table:table-cell table:formula="of:=MIN([$evaltest_tfidf_split9_level1.B18];[$evaltest_tfidf_split8_level1.B18];[$evaltest_tfidf_split7_level1.B18];[$evaltest_tfidf_split6_level1.B18];[$evaltest_tfidf_split5_level1.B18];[$evaltest_tfidf_split4_level1.B18];[$evaltest_tfidf_split3_level1.B18];[$evaltest_tfidf_split2_level1.B18];[$evaltest_tfidf_split1_level1.B18];[$evaltest_tfidf_split0_level1.B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est_tfidf_split9_level1.B19];[$evaltest_tfidf_split8_level1.B19];[$evaltest_tfidf_split7_level1.B19];[$evaltest_tfidf_split6_level1.B19];[$evaltest_tfidf_split5_level1.B19];[$evaltest_tfidf_split4_level1.B19];[$evaltest_tfidf_split3_level1.B19];[$evaltest_tfidf_split2_level1.B19];[$evaltest_tfidf_split1_level1.B19];[$evaltest_tfidf_split0_level1.B19])" office:value-type="float" office:value="2.2" calcext:value-type="float">
            <text:p>2.2</text:p>
          </table:table-cell>
          <table:table-cell table:formula="of:=STDEV([$evaltest_tfidf_split9_level1.B19];[$evaltest_tfidf_split8_level1.B19];[$evaltest_tfidf_split7_level1.B19];[$evaltest_tfidf_split6_level1.B19];[$evaltest_tfidf_split5_level1.B19];[$evaltest_tfidf_split4_level1.B19];[$evaltest_tfidf_split3_level1.B19];[$evaltest_tfidf_split2_level1.B19];[$evaltest_tfidf_split1_level1.B19];[$evaltest_tfidf_split0_level1.B19])" office:value-type="float" office:value="0.632455532033676" calcext:value-type="float">
            <text:p>0.632455532033676</text:p>
          </table:table-cell>
          <table:table-cell table:formula="of:=MAX([$evaltest_tfidf_split9_level1.B19];[$evaltest_tfidf_split8_level1.B19];[$evaltest_tfidf_split7_level1.B19];[$evaltest_tfidf_split6_level1.B19];[$evaltest_tfidf_split5_level1.B19];[$evaltest_tfidf_split4_level1.B19];[$evaltest_tfidf_split3_level1.B19];[$evaltest_tfidf_split2_level1.B19];[$evaltest_tfidf_split1_level1.B19];[$evaltest_tfidf_split0_level1.B19])" office:value-type="float" office:value="3" calcext:value-type="float">
            <text:p>3</text:p>
          </table:table-cell>
          <table:table-cell table:formula="of:=MIN([$evaltest_tfidf_split9_level1.B19];[$evaltest_tfidf_split8_level1.B19];[$evaltest_tfidf_split7_level1.B19];[$evaltest_tfidf_split6_level1.B19];[$evaltest_tfidf_split5_level1.B19];[$evaltest_tfidf_split4_level1.B19];[$evaltest_tfidf_split3_level1.B19];[$evaltest_tfidf_split2_level1.B19];[$evaltest_tfidf_split1_level1.B19];[$evaltest_tfidf_split0_level1.B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est_tfidf_split9_level1.B20];[$evaltest_tfidf_split8_level1.B20];[$evaltest_tfidf_split7_level1.B20];[$evaltest_tfidf_split6_level1.B20];[$evaltest_tfidf_split5_level1.B20];[$evaltest_tfidf_split4_level1.B20];[$evaltest_tfidf_split3_level1.B20];[$evaltest_tfidf_split2_level1.B20];[$evaltest_tfidf_split1_level1.B20];[$evaltest_tfidf_split0_level1.B20])" office:value-type="float" office:value="42.9" calcext:value-type="float">
            <text:p>42.9</text:p>
          </table:table-cell>
          <table:table-cell table:formula="of:=STDEV([$evaltest_tfidf_split9_level1.B20];[$evaltest_tfidf_split8_level1.B20];[$evaltest_tfidf_split7_level1.B20];[$evaltest_tfidf_split6_level1.B20];[$evaltest_tfidf_split5_level1.B20];[$evaltest_tfidf_split4_level1.B20];[$evaltest_tfidf_split3_level1.B20];[$evaltest_tfidf_split2_level1.B20];[$evaltest_tfidf_split1_level1.B20];[$evaltest_tfidf_split0_level1.B20])" office:value-type="float" office:value="7.83794190673377" calcext:value-type="float">
            <text:p>7.83794190673377</text:p>
          </table:table-cell>
          <table:table-cell table:formula="of:=MAX([$evaltest_tfidf_split9_level1.B20];[$evaltest_tfidf_split8_level1.B20];[$evaltest_tfidf_split7_level1.B20];[$evaltest_tfidf_split6_level1.B20];[$evaltest_tfidf_split5_level1.B20];[$evaltest_tfidf_split4_level1.B20];[$evaltest_tfidf_split3_level1.B20];[$evaltest_tfidf_split2_level1.B20];[$evaltest_tfidf_split1_level1.B20];[$evaltest_tfidf_split0_level1.B20])" office:value-type="float" office:value="57" calcext:value-type="float">
            <text:p>57</text:p>
          </table:table-cell>
          <table:table-cell table:formula="of:=MIN([$evaltest_tfidf_split9_level1.B20];[$evaltest_tfidf_split8_level1.B20];[$evaltest_tfidf_split7_level1.B20];[$evaltest_tfidf_split6_level1.B20];[$evaltest_tfidf_split5_level1.B20];[$evaltest_tfidf_split4_level1.B20];[$evaltest_tfidf_split3_level1.B20];[$evaltest_tfidf_split2_level1.B20];[$evaltest_tfidf_split1_level1.B20];[$evaltest_tfidf_split0_level1.B20])" office:value-type="float" office:value="32" calcext:value-type="float">
            <text:p>32</text:p>
          </table:table-cell>
        </table:table-row>
      </table:table>
      <table:table table:name="evaltest_tfidf_split9_level1" table:style-name="ta1">
        <table:table-source xlink:type="simple" xlink:href="../evaltest_tfidf_split9_level1.out" table:table-name="evaltest_tfidf_split9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545851528384279" calcext:value-type="float">
            <text:p>0.00054585152838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0517859142313291" calcext:value-type="float">
            <text:p>0.00051785914231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53148701447943" calcext:value-type="float">
            <text:p>0.00053148701447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73684210526316" calcext:value-type="float">
            <text:p>0.97368421052631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48717948717949" calcext:value-type="float">
            <text:p>0.94871794871794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61038961038961" calcext:value-type="float">
            <text:p>0.961038961038961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0027292576419" calcext:value-type="float">
            <text:p>0.950027292576419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valtest_tfidf_split8_level1" table:style-name="ta1">
        <table:table-source xlink:type="simple" xlink:href="../evaltest_tfidf_split8_level1.out" table:table-name="evaltest_tfidf_split8_level1" table:filter-name="Text - txt - csv (StarCalc)" table:filter-options="9,34,76,1,,0,false,false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473071324599709" calcext:value-type="float">
            <text:p>0.000473071324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0525634805110788" calcext:value-type="float">
            <text:p>0.00052563480511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497969815368115" calcext:value-type="float">
            <text:p>0.00049796981536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896551724137931" calcext:value-type="float">
            <text:p>0.896551724137931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37534115720524" calcext:value-type="float">
            <text:p>0.93753411572052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evaltest_tfidf_split7_level1" table:style-name="ta1">
        <table:table-source xlink:type="simple" xlink:href="../evaltest_tfidf_split7_level1.out" table:table-name="evaltest_tfidf_split7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891891891891892" calcext:value-type="float">
            <text:p>0.89189189189189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891891891891892" calcext:value-type="float">
            <text:p>0.89189189189189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891891891891892" calcext:value-type="float">
            <text:p>0.89189189189189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529797071667095" calcext:value-type="float">
            <text:p>0.00052979707166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0500363901018923" calcext:value-type="float">
            <text:p>0.00050036390101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514660012476606" calcext:value-type="float">
            <text:p>0.00051466001247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42857142857143" calcext:value-type="float">
            <text:p>0.94285714285714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16666666666667" calcext:value-type="float">
            <text:p>0.91666666666666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29577464788732" calcext:value-type="float">
            <text:p>0.92957746478873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18918918918919" calcext:value-type="float">
            <text:p>0.91891891891891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18918918918919" calcext:value-type="float">
            <text:p>0.91891891891891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18918918918919" calcext:value-type="float">
            <text:p>0.91891891891891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891891891891892" calcext:value-type="float">
            <text:p>0.89189189189189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891891891891892" calcext:value-type="float">
            <text:p>0.89189189189189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891891891891892" calcext:value-type="float">
            <text:p>0.89189189189189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1896317715095" calcext:value-type="float">
            <text:p>0.9189631771509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evaltest_tfidf_split6_level1" table:style-name="ta1">
        <table:table-source xlink:type="simple" xlink:href="../evaltest_tfidf_split6_level1.out" table:table-name="evaltest_tfidf_split6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38775510204082" calcext:value-type="float">
            <text:p>0.93877551020408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38775510204082" calcext:value-type="float">
            <text:p>0.93877551020408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38775510204082" calcext:value-type="float">
            <text:p>0.93877551020408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534237666078231" calcext:value-type="float">
            <text:p>0.00053423766607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0523107714701601" calcext:value-type="float">
            <text:p>0.00052310771470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52861411169846" calcext:value-type="float">
            <text:p>0.00052861411169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78723404255319" calcext:value-type="float">
            <text:p>0.97872340425531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8333333333333" calcext:value-type="float">
            <text:p>0.95833333333333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68421052631579" calcext:value-type="float">
            <text:p>0.96842105263157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9183673469388" calcext:value-type="float">
            <text:p>0.95918367346938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9183673469388" calcext:value-type="float">
            <text:p>0.95918367346938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9183673469388" calcext:value-type="float">
            <text:p>0.95918367346938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38775510204082" calcext:value-type="float">
            <text:p>0.93877551020408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38775510204082" calcext:value-type="float">
            <text:p>0.93877551020408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38775510204082" calcext:value-type="float">
            <text:p>0.93877551020408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9205953123607" calcext:value-type="float">
            <text:p>0.95920595312360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evaltest_tfidf_split5_level1" table:style-name="ta1">
        <table:table-source xlink:type="simple" xlink:href="../evaltest_tfidf_split5_level1.out" table:table-name="evaltest_tfidf_split5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21052631578947" calcext:value-type="float">
            <text:p>0.92105263157894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1052631578947" calcext:value-type="float">
            <text:p>0.92105263157894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21052631578947" calcext:value-type="float">
            <text:p>0.92105263157894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12206279891869" calcext:value-type="float">
            <text:p>0.00071220627989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137797185832" calcext:value-type="float">
            <text:p>0.001061377971858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795713143489759" calcext:value-type="float">
            <text:p>0.0007957131434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21052631578947" calcext:value-type="float">
            <text:p>0.92105263157894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45945945945946" calcext:value-type="float">
            <text:p>0.94594594594594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21052631578947" calcext:value-type="float">
            <text:p>0.92105263157894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21052631578947" calcext:value-type="float">
            <text:p>0.92105263157894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21052631578947" calcext:value-type="float">
            <text:p>0.92105263157894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47397150080441" calcext:value-type="float">
            <text:p>0.94739715008044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evaltest_tfidf_split4_level1" table:style-name="ta1">
        <table:table-source xlink:type="simple" xlink:href="../evaltest_tfidf_split4_level1.out" table:table-name="evaltest_tfidf_split4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42307692307692" calcext:value-type="float">
            <text:p>0.94230769230769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42307692307692" calcext:value-type="float">
            <text:p>0.94230769230769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42307692307692" calcext:value-type="float">
            <text:p>0.94230769230769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514360094054417" calcext:value-type="float">
            <text:p>0.00051436009405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0545851528384279" calcext:value-type="float">
            <text:p>0.00054585152838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529638116650093" calcext:value-type="float">
            <text:p>0.0005296381166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42307692307692" calcext:value-type="float">
            <text:p>0.94230769230769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078431372549" calcext:value-type="float">
            <text:p>0.9607843137254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1456310679612" calcext:value-type="float">
            <text:p>0.95145631067961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61538461538462" calcext:value-type="float">
            <text:p>0.96153846153846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61538461538462" calcext:value-type="float">
            <text:p>0.96153846153846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61538461538462" calcext:value-type="float">
            <text:p>0.96153846153846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42307692307692" calcext:value-type="float">
            <text:p>0.94230769230769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42307692307692" calcext:value-type="float">
            <text:p>0.94230769230769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42307692307692" calcext:value-type="float">
            <text:p>0.94230769230769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61559455828015" calcext:value-type="float">
            <text:p>0.96155945582801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valtest_tfidf_split3_level1" table:style-name="ta1">
        <table:table-source xlink:type="simple" xlink:href="../evaltest_tfidf_split3_level1.out" table:table-name="evaltest_tfidf_split3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545851528384279" calcext:value-type="float">
            <text:p>0.00054585152838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0510252515663566" calcext:value-type="float">
            <text:p>0.00051025251566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527452038663461" calcext:value-type="float">
            <text:p>0.000527452038663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77272727272727" calcext:value-type="float">
            <text:p>0.97727272727272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5555555555556" calcext:value-type="float">
            <text:p>0.95555555555555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34818207708373" calcext:value-type="float">
            <text:p>0.93481820770837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evaltest_tfidf_split2_level1" table:style-name="ta1">
        <table:table-source xlink:type="simple" xlink:href="../evaltest_tfidf_split2_level1.out" table:table-name="evaltest_tfidf_split2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51219512195122" calcext:value-type="float">
            <text:p>0.95121951219512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51219512195122" calcext:value-type="float">
            <text:p>0.95121951219512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51219512195122" calcext:value-type="float">
            <text:p>0.95121951219512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532205240174672" calcext:value-type="float">
            <text:p>0.00053220524017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0532205240174672" calcext:value-type="float">
            <text:p>0.00053220524017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532205240174672" calcext:value-type="float">
            <text:p>0.00053220524017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75609756097561" calcext:value-type="float">
            <text:p>0.97560975609756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75609756097561" calcext:value-type="float">
            <text:p>0.97560975609756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75609756097561" calcext:value-type="float">
            <text:p>0.97560975609756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51219512195122" calcext:value-type="float">
            <text:p>0.95121951219512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51219512195122" calcext:value-type="float">
            <text:p>0.95121951219512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51219512195122" calcext:value-type="float">
            <text:p>0.95121951219512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75623069549473" calcext:value-type="float">
            <text:p>0.97562306954947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evaltest_tfidf_split1_level1" table:style-name="ta1">
        <table:table-source xlink:type="simple" xlink:href="../evaltest_tfidf_split1_level1.out" table:table-name="evaltest_tfidf_split1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29824561403509" calcext:value-type="float">
            <text:p>0.92982456140350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9824561403509" calcext:value-type="float">
            <text:p>0.929824561403509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29824561403509" calcext:value-type="float">
            <text:p>0.92982456140350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545851528384279" calcext:value-type="float">
            <text:p>0.00054585152838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0526002381897578" calcext:value-type="float">
            <text:p>0.000526002381898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535743166747534" calcext:value-type="float">
            <text:p>0.00053574316674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46428571428571" calcext:value-type="float">
            <text:p>0.946428571428571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3636363636364" calcext:value-type="float">
            <text:p>0.96363636363636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4954954954955" calcext:value-type="float">
            <text:p>0.95495495495495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64912280701754" calcext:value-type="float">
            <text:p>0.964912280701754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64912280701754" calcext:value-type="float">
            <text:p>0.964912280701754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64912280701754" calcext:value-type="float">
            <text:p>0.964912280701754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29824561403509" calcext:value-type="float">
            <text:p>0.92982456140350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29824561403509" calcext:value-type="float">
            <text:p>0.92982456140350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29824561403509" calcext:value-type="float">
            <text:p>0.92982456140350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64931433386961" calcext:value-type="float">
            <text:p>0.96493143338696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7" calcext:value-type="float">
            <text:p>57</text:p>
          </table:table-cell>
        </table:table-row>
      </table:table>
      <table:table table:name="evaltest_tfidf_split0_level1" table:style-name="ta1">
        <table:table-source xlink:type="simple" xlink:href="../evaltest_tfidf_split0_level1.out" table:table-name="evaltest_tfidf_split0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864864864864865" calcext:value-type="float">
            <text:p>0.86486486486486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864864864864865" calcext:value-type="float">
            <text:p>0.86486486486486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864864864864865" calcext:value-type="float">
            <text:p>0.86486486486486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51374261494991" calcext:value-type="float">
            <text:p>0.0005137426149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049906425452277" calcext:value-type="float">
            <text:p>0.00049906425452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506297069805708" calcext:value-type="float">
            <text:p>0.000506297069806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14285714285714" calcext:value-type="float">
            <text:p>0.91428571428571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27536231884058" calcext:value-type="float">
            <text:p>0.92753623188405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18918918918919" calcext:value-type="float">
            <text:p>0.91891891891891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18918918918919" calcext:value-type="float">
            <text:p>0.91891891891891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18918918918919" calcext:value-type="float">
            <text:p>0.91891891891891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864864864864865" calcext:value-type="float">
            <text:p>0.86486486486486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864864864864865" calcext:value-type="float">
            <text:p>0.86486486486486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864864864864865" calcext:value-type="float">
            <text:p>0.86486486486486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1896317715095" calcext:value-type="float">
            <text:p>0.9189631771509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1:03:23.071351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5:16:50.926438757</meta:creation-date>
    <dc:date>2019-11-01T11:03:38.215567463</dc:date>
    <meta:editing-duration>PT9M53S</meta:editing-duration>
    <meta:editing-cycles>4</meta:editing-cycles>
    <meta:generator>LibreOffice/6.0.7.3$Linux_X86_64 LibreOffice_project/00m0$Build-3</meta:generator>
    <meta:document-statistic meta:table-count="11" meta:cell-count="504" meta:object-count="0"/>
  </office:meta>
</office:document-meta>
</file>